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PECUARIA HIDALGO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268987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6921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CAVERO, EDER J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9815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 659 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ARGOT GABRIELA ARELLANO VALDEZ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499104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745772</text:p>
          </table:table-cell>
          <table:table-cell table:style-name="Tabla2.D3" office:value-type="string">
            <text:p text:style-name="P23">1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8:20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